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12月30日至109年1月5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33" calcext:value-type="float" table:number-columns-spanned="2" table:number-rows-spanned="1">
            <text:p><text:s/>33 </text:p>
          </table:table-cell>
          <table:covered-table-cell table:style-name="ce49"/>
          <table:table-cell table:style-name="ce8" office:value-type="float" office:value="50" calcext:value-type="float" table:number-columns-spanned="2" table:number-rows-spanned="1">
            <text:p><text:s/>50 </text:p>
          </table:table-cell>
          <table:covered-table-cell table:style-name="ce49"/>
          <table:table-cell table:style-name="ce8" office:value-type="float" office:value="585" calcext:value-type="float" table:number-columns-spanned="2" table:number-rows-spanned="1">
            <text:p><text:s/>585 </text:p>
          </table:table-cell>
          <table:covered-table-cell table:style-name="ce49"/>
          <table:table-cell table:style-name="ce8" office:value-type="float" office:value="114" calcext:value-type="float" table:number-columns-spanned="2" table:number-rows-spanned="1">
            <text:p><text:s/>114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3" calcext:value-type="float" table:number-columns-spanned="2" table:number-rows-spanned="1">
            <text:p><text:s/>23 </text:p>
          </table:table-cell>
          <table:covered-table-cell table:style-name="ce49"/>
          <table:table-cell table:style-name="ce8" office:value-type="float" office:value="55" calcext:value-type="float" table:number-columns-spanned="2" table:number-rows-spanned="1">
            <text:p><text:s/>55 </text:p>
          </table:table-cell>
          <table:covered-table-cell table:style-name="ce49"/>
          <table:table-cell table:style-name="ce8" office:value-type="float" office:value="585" calcext:value-type="float" table:number-columns-spanned="2" table:number-rows-spanned="1">
            <text:p><text:s/>585 </text:p>
          </table:table-cell>
          <table:covered-table-cell table:style-name="ce49"/>
          <table:table-cell table:style-name="ce8" office:value-type="float" office:value="112" calcext:value-type="float" table:number-columns-spanned="2" table:number-rows-spanned="1">
            <text:p><text:s/>112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60" calcext:value-type="float">
            <text:p>60.00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float" office:value="200" calcext:value-type="float" table:number-columns-spanned="2" table:number-rows-spanned="1">
            <text:p>200.00 </text:p>
          </table:table-cell>
          <table:covered-table-cell table:style-name="ce21"/>
          <table:table-cell table:style-name="ce20" office:value-type="float" office:value="69.7" calcext:value-type="float" table:number-columns-spanned="2" table:number-rows-spanned="1">
            <text:p>69.70 </text:p>
          </table:table-cell>
          <table:covered-table-cell table:style-name="ce21"/>
          <table:table-cell table:style-name="ce20" office:value-type="float" office:value="110" calcext:value-type="float" table:number-columns-spanned="2" table:number-rows-spanned="1">
            <text:p>110.00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98.25" calcext:value-type="float" table:number-columns-spanned="2" table:number-rows-spanned="1">
            <text:p>98.25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1 月 6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00/00/00</text:date>, <text:time style:data-style-name="N2" text:time-value="14:06:42.666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1-07T14:10:35.102000000</dc:date>
    <meta:editing-duration>PT5H27M19S</meta:editing-duration>
    <meta:editing-cycles>166</meta:editing-cycles>
    <meta:document-statistic meta:table-count="1" meta:cell-count="39" meta:object-count="0"/>
  </office:meta>
</office:document-meta>
</file>